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ucida Console" svg:font-family="'Lucida Console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URW Gothic" svg:font-family="'URW Gothic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ucida Console" fo:font-weight="normal" officeooo:rsid="001fbe81" officeooo:paragraph-rsid="002123f4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ucida Console" fo:font-size="9pt" style:text-underline-style="solid" style:text-underline-width="auto" style:text-underline-color="font-color" fo:font-weight="bold" officeooo:rsid="002429dd" officeooo:paragraph-rsid="002429d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weight="bold" officeooo:rsid="001a0981" officeooo:paragraph-rsid="001a0981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weight="bold" officeooo:rsid="0030854f" officeooo:paragraph-rsid="001cd333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weight="bold" officeooo:rsid="0019118a" officeooo:paragraph-rsid="0019118a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weight="bold" officeooo:paragraph-rsid="001cd333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weight="bold" officeooo:paragraph-rsid="001a0981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weight="normal" officeooo:rsid="0019118a" officeooo:paragraph-rsid="0019118a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weight="normal" officeooo:rsid="0019610e" officeooo:paragraph-rsid="0019610e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weight="normal" officeooo:paragraph-rsid="001cd333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style="italic" fo:font-weight="normal" officeooo:rsid="0019118a" officeooo:paragraph-rsid="0019118a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ucida Console" fo:font-size="9pt" fo:font-style="normal" fo:font-weight="normal" officeooo:rsid="0019118a" officeooo:paragraph-rsid="0019118a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ucida Console" fo:font-size="10pt" fo:font-weight="bold" officeooo:rsid="002429dd" officeooo:paragraph-rsid="002429d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462991" officeooo:paragraph-rsid="004e1e9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48267f" officeooo:paragraph-rsid="004e1e9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4c55f0" officeooo:paragraph-rsid="004e1e9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4e9dac" officeooo:paragraph-rsid="004e9dac" style:font-size-asian="10pt" style:font-weight-asian="bold" style:font-size-complex="10pt" style:font-weight-complex="bold"/>
    </style:style>
    <style:style style:name="P18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4f2f3b" officeooo:paragraph-rsid="004f2f3b" style:font-size-asian="10pt" style:font-weight-asian="bold" style:font-size-complex="10pt" style:font-weight-complex="bold"/>
    </style:style>
    <style:style style:name="P19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4fbf7e" officeooo:paragraph-rsid="004fbf7e" style:font-size-asian="10pt" style:font-weight-asian="bold" style:font-size-complex="10pt" style:font-weight-complex="bold"/>
    </style:style>
    <style:style style:name="P20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4fdabf" officeooo:paragraph-rsid="004fdabf" style:font-size-asian="10pt" style:font-weight-asian="bold" style:font-size-complex="10pt" style:font-weight-complex="bold"/>
    </style:style>
    <style:style style:name="P21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520fa6" officeooo:paragraph-rsid="00520fa6" style:font-size-asian="10pt" style:font-weight-asian="bold" style:font-size-complex="10pt" style:font-weight-complex="bold"/>
    </style:style>
    <style:style style:name="P22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53e29d" officeooo:paragraph-rsid="0053e29d" style:font-size-asian="10pt" style:font-weight-asian="bold" style:font-size-complex="10pt" style:font-weight-complex="bold"/>
    </style:style>
    <style:style style:name="P23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590a63" officeooo:paragraph-rsid="00590a63" style:font-size-asian="10pt" style:font-weight-asian="bold" style:font-size-complex="10pt" style:font-weight-complex="bold"/>
    </style:style>
    <style:style style:name="P24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5a27f8" officeooo:paragraph-rsid="005a27f8" style:font-size-asian="10pt" style:font-weight-asian="bold" style:font-size-complex="10pt" style:font-weight-complex="bold"/>
    </style:style>
    <style:style style:name="P25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5c25f3" officeooo:paragraph-rsid="005c25f3" style:font-size-asian="10pt" style:font-weight-asian="bold" style:font-size-complex="10pt" style:font-weight-complex="bold"/>
    </style:style>
    <style:style style:name="P26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10pt" style:text-underline-style="none" fo:font-weight="bold" officeooo:rsid="005ee83f" officeooo:paragraph-rsid="005ee83f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ucida Console" fo:font-size="12pt" officeooo:paragraph-rsid="001fbe81" style:font-size-asian="12pt" style:font-size-complex="12pt"/>
    </style:style>
    <style:style style:name="P28" style:family="paragraph" style:parent-style-name="Standard" style:list-style-name="L2">
      <style:paragraph-properties fo:margin-top="0in" fo:margin-bottom="0in" loext:contextual-spacing="false" fo:line-height="100%" fo:text-align="start" style:justify-single-word="false"/>
      <style:text-properties style:font-name="Lucida Console" fo:font-size="7pt" style:text-underline-style="none" fo:font-weight="bold" officeooo:rsid="005f1c59" officeooo:paragraph-rsid="005f1c59" style:font-size-asian="6.09999990463257pt" style:font-weight-asian="bold" style:font-size-complex="7pt" style:font-weight-complex="bold"/>
    </style:style>
    <style:style style:name="P29" style:family="paragraph" style:parent-style-name="Standard" style:list-style-name="L1">
      <style:paragraph-properties fo:margin-top="0in" fo:margin-bottom="0in" loext:contextual-spacing="false" fo:line-height="100%"/>
      <style:text-properties fo:font-size="9pt" officeooo:paragraph-rsid="001e1b70" style:font-size-asian="9pt" style:font-size-complex="9pt"/>
    </style:style>
    <style:style style:name="P30" style:family="paragraph" style:parent-style-name="Standard">
      <style:paragraph-properties fo:margin-left="0.9846in" fo:margin-right="0in" fo:margin-top="0in" fo:margin-bottom="0in" loext:contextual-spacing="false" fo:line-height="100%" fo:text-indent="0in" style:auto-text-indent="false"/>
      <style:text-properties style:font-name="Lucida Console" fo:font-size="9pt" fo:font-weight="normal" officeooo:rsid="0034b7ae" officeooo:paragraph-rsid="0034b7ae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Lucida Console" fo:font-size="9pt" fo:font-weight="normal" officeooo:rsid="0029b233" officeooo:paragraph-rsid="0029b233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Lucida Console" fo:font-size="9pt" officeooo:paragraph-rsid="001a0981" style:font-size-asian="9pt" style:font-size-complex="9pt"/>
    </style:style>
    <style:style style:name="P33" style:family="paragraph" style:parent-style-name="Standard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Lucida Console" fo:font-size="9pt" officeooo:rsid="001b76d1" officeooo:paragraph-rsid="001b76d1" style:font-size-asian="9pt" style:font-size-complex="9pt"/>
    </style:style>
    <style:style style:name="P34" style:family="paragraph" style:parent-style-name="Standard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Lucida Console" fo:font-size="9pt" officeooo:rsid="001a0981" officeooo:paragraph-rsid="001a0981" style:font-size-asian="9pt" style:font-size-complex="9pt"/>
    </style:style>
    <style:style style:name="P35" style:family="paragraph" style:parent-style-name="Standard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Lucida Console" fo:font-size="9pt" officeooo:rsid="0029b233" officeooo:paragraph-rsid="0029b233" style:font-size-asian="9pt" style:font-size-complex="9pt"/>
    </style:style>
    <style:style style:name="P36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Lucida Console" fo:font-size="10pt" style:text-underline-style="none" fo:font-weight="bold" officeooo:rsid="0048267f" officeooo:paragraph-rsid="004e1e9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Lucida Console" fo:font-size="10pt" style:text-underline-style="none" fo:font-weight="bold" officeooo:rsid="00462991" officeooo:paragraph-rsid="004e1e99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Lucida Console" fo:font-size="10pt" style:text-underline-style="none" fo:font-weight="bold" officeooo:rsid="004c55f0" officeooo:paragraph-rsid="004e1e99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0981" style:font-weight-asian="normal" style:font-weight-complex="normal"/>
    </style:style>
    <style:style style:name="T3" style:family="text">
      <style:text-properties fo:font-weight="normal" officeooo:rsid="0034b7ae" style:font-weight-asian="normal" style:font-weight-complex="normal"/>
    </style:style>
    <style:style style:name="T4" style:family="text">
      <style:text-properties fo:font-weight="normal" officeooo:rsid="00351441" style:font-weight-asian="normal" style:font-weight-complex="normal"/>
    </style:style>
    <style:style style:name="T5" style:family="text">
      <style:text-properties fo:font-weight="normal" officeooo:rsid="0041a951" style:font-weight-asian="normal" style:font-weight-complex="normal"/>
    </style:style>
    <style:style style:name="T6" style:family="text">
      <style:text-properties fo:font-weight="normal" officeooo:rsid="004a08c6" style:font-weight-asian="normal" style:font-weight-complex="normal"/>
    </style:style>
    <style:style style:name="T7" style:family="text">
      <style:text-properties fo:font-weight="normal" officeooo:rsid="004a7d76" style:font-weight-asian="normal" style:font-weight-complex="normal"/>
    </style:style>
    <style:style style:name="T8" style:family="text">
      <style:text-properties fo:font-weight="normal" officeooo:rsid="00552c51" style:font-weight-asian="normal" style:font-weight-complex="normal"/>
    </style:style>
    <style:style style:name="T9" style:family="text">
      <style:text-properties fo:font-weight="normal" officeooo:rsid="0055f04d" style:font-weight-asian="normal" style:font-weight-complex="normal"/>
    </style:style>
    <style:style style:name="T10" style:family="text">
      <style:text-properties fo:font-weight="normal" officeooo:rsid="00566134" style:font-weight-asian="normal" style:font-weight-complex="normal"/>
    </style:style>
    <style:style style:name="T11" style:family="text">
      <style:text-properties fo:font-weight="normal" officeooo:rsid="0056d16a" style:font-weight-asian="normal" style:font-weight-complex="normal"/>
    </style:style>
    <style:style style:name="T12" style:family="text">
      <style:text-properties fo:font-weight="normal" officeooo:rsid="00590a63" style:font-weight-asian="normal" style:font-weight-complex="normal"/>
    </style:style>
    <style:style style:name="T13" style:family="text">
      <style:text-properties fo:font-weight="normal" officeooo:rsid="005a27f8" style:font-weight-asian="normal" style:font-weight-complex="normal"/>
    </style:style>
    <style:style style:name="T14" style:family="text">
      <style:text-properties fo:font-weight="normal" officeooo:rsid="005cf91a" style:font-weight-asian="normal" style:font-weight-complex="normal"/>
    </style:style>
    <style:style style:name="T15" style:family="text">
      <style:text-properties officeooo:rsid="0019610e"/>
    </style:style>
    <style:style style:name="T16" style:family="text">
      <style:text-properties officeooo:rsid="001a0981"/>
    </style:style>
    <style:style style:name="T17" style:family="text">
      <style:text-properties fo:font-style="italic" officeooo:rsid="001a0981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fbe81" style:font-weight-asian="bold" style:font-weight-complex="bold"/>
    </style:style>
    <style:style style:name="T20" style:family="text">
      <style:text-properties fo:font-weight="bold" officeooo:rsid="0020227d" style:font-weight-asian="bold" style:font-weight-complex="bold"/>
    </style:style>
    <style:style style:name="T21" style:family="text">
      <style:text-properties fo:font-weight="bold" officeooo:rsid="0031b3c1" style:font-weight-asian="bold" style:font-weight-complex="bold"/>
    </style:style>
    <style:style style:name="T22" style:family="text">
      <style:text-properties fo:font-weight="bold" officeooo:rsid="003324a3" style:font-weight-asian="bold" style:font-weight-complex="bold"/>
    </style:style>
    <style:style style:name="T23" style:family="text">
      <style:text-properties fo:font-weight="bold" officeooo:rsid="001a0981" style:font-weight-asian="bold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1ea615"/>
    </style:style>
    <style:style style:name="T26" style:family="text">
      <style:text-properties officeooo:rsid="001f45c2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20227d"/>
    </style:style>
    <style:style style:name="T29" style:family="text">
      <style:text-properties style:text-underline-style="solid" style:text-underline-width="auto" style:text-underline-color="font-color" officeooo:rsid="00267e05"/>
    </style:style>
    <style:style style:name="T30" style:family="text">
      <style:text-properties style:text-underline-style="solid" style:text-underline-width="auto" style:text-underline-color="font-color" officeooo:rsid="00438ca7"/>
    </style:style>
    <style:style style:name="T31" style:family="text">
      <style:text-properties style:font-name="Lucida Console" fo:font-style="normal" fo:font-weight="normal" officeooo:rsid="0019118a" style:font-style-asian="normal" style:font-weight-asian="normal" style:font-style-complex="normal" style:font-weight-complex="normal"/>
    </style:style>
    <style:style style:name="T32" style:family="text">
      <style:text-properties style:font-name="Lucida Console" fo:font-style="normal" fo:font-weight="normal" officeooo:rsid="001e1b70" style:font-style-asian="normal" style:font-weight-asian="normal" style:font-style-complex="normal" style:font-weight-complex="normal"/>
    </style:style>
    <style:style style:name="T33" style:family="text">
      <style:text-properties officeooo:rsid="004181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9">ISU </text:span><text:span text:style-name="T20">Plan</text:span></text:p>
      <text:p text:style-name="P13"><text:span text:style-name="T27"/></text:p>
      <text:p text:style-name="P14">Type of game:</text:p>
      <text:p text:style-name="P37"><text:span text:style-name="T1">Role-playing game</text:span></text:p>
      <text:p text:style-name="P15">Describe your game:</text:p>
      <text:p text:style-name="P36"><text:span text:style-name="T1">A 2D, Pokemon-like style RPG. I plan on using </text:span><text:span text:style-name="T6">OpenGL2 for backwards compatibility </text:span><text:span text:style-name="T7">with older systems.</text:span></text:p>
      <text:p text:style-name="P16">Overworld:</text:p>
      <text:p text:style-name="P38"><text:span text:style-name="T1">Modern-world city</text:span></text:p>
      <text:p text:style-name="P17"><text:span text:style-name="T1">I will be using:</text:span></text:p>
      <text:list xml:id="list3708059300" text:style-name="L2">
        <text:list-item>
          <text:p text:style-name="P18"><text:span text:style-name="T1">Iteration</text:span></text:p>
          <text:list>
            <text:list-item>
              <text:p text:style-name="P18"><text:span text:style-name="T1">for each</text:span></text:p>
            </text:list-item>
            <text:list-item>
              <text:p text:style-name="P18"><text:span text:style-name="T1">while</text:span></text:p>
            </text:list-item>
            <text:list-item>
              <text:p text:style-name="P18"><text:span text:style-name="T1">do while</text:span></text:p>
            </text:list-item>
            <text:list-item>
              <text:p text:style-name="P18"><text:span text:style-name="T1">for</text:span></text:p>
            </text:list-item>
          </text:list>
        </text:list-item>
        <text:list-item>
          <text:p text:style-name="P26"><text:span text:style-name="T1">Branching</text:span></text:p>
          <text:list>
            <text:list-item>
              <text:p text:style-name="P28"><text:span text:style-name="T1">goto</text:span></text:p>
            </text:list-item>
            <text:list-item>
              <text:p text:style-name="P26"><text:span text:style-name="T1">if</text:span></text:p>
            </text:list-item>
            <text:list-item>
              <text:p text:style-name="P26"><text:span text:style-name="T1">else if</text:span></text:p>
            </text:list-item>
            <text:list-item>
              <text:p text:style-name="P26"><text:span text:style-name="T1">else</text:span></text:p>
            </text:list-item>
            <text:list-item>
              <text:p text:style-name="P26"><text:span text:style-name="T1">switch</text:span></text:p>
            </text:list-item>
          </text:list>
        </text:list-item>
        <text:list-item>
          <text:p text:style-name="P26"><text:span text:style-name="T1">exception handling</text:span></text:p>
          <text:list>
            <text:list-item>
              <text:p text:style-name="P26"><text:span text:style-name="T1">try catch finally</text:span></text:p>
            </text:list-item>
          </text:list>
        </text:list-item>
        <text:list-item>
          <text:p text:style-name="P18"><text:span text:style-name="T1">Classes</text:span></text:p>
          <text:list>
            <text:list-item>
              <text:p text:style-name="P18"><text:span text:style-name="T1">see Game Structure</text:span></text:p>
            </text:list-item>
            <text:list-item>
              <text:p text:style-name="P20"><text:span text:style-name="T1">ArrayList –</text:span><text:span text:style-name="T9"> dynamic array</text:span></text:p>
            </text:list-item>
            <text:list-item>
              <text:p text:style-name="P20"><text:span text:style-name="T1">HashMap –</text:span><text:span text:style-name="T9"> </text:span><text:span text:style-name="T10">easy key mapping</text:span></text:p>
            </text:list-item>
          </text:list>
        </text:list-item>
        <text:list-item>
          <text:p text:style-name="P19"><text:span text:style-name="T1">Concepts</text:span></text:p>
          <text:list>
            <text:list-item>
              <text:p text:style-name="P19"><text:span text:style-name="T1">OO</text:span><text:span text:style-name="T12">P –</text:span><text:span text:style-name="T13"> self-explanatory</text:span></text:p>
            </text:list-item>
            <text:list-item>
              <text:p text:style-name="P24"><text:span text:style-name="T12">D</text:span><text:span text:style-name="T1">ynamic programming – optimization</text:span></text:p>
            </text:list-item>
          </text:list>
        </text:list-item>
        <text:list-item>
          <text:p text:style-name="P25"><text:span text:style-name="T1">Features:</text:span></text:p>
          <text:list>
            <text:list-item>
              <text:p text:style-name="P25"><text:span text:style-name="T1">Saving and loading files</text:span></text:p>
            </text:list-item>
          </text:list>
        </text:list-item>
        <text:list-item>
          <text:p text:style-name="P19"><text:span text:style-name="T1">Algorithms</text:span></text:p>
          <text:list>
            <text:list-item>
              <text:p text:style-name="P21"><text:span text:style-name="T1">Binary search –</text:span><text:span text:style-name="T8"> search item in inventory</text:span></text:p>
            </text:list-item>
            <text:list-item>
              <text:p text:style-name="P21"><text:span text:style-name="T1">Merge sort –</text:span><text:span text:style-name="T8"> sort items in inventory</text:span></text:p>
            </text:list-item>
            <text:list-item>
              <text:p text:style-name="P22"><text:span text:style-name="T1">A* pathfinding –</text:span><text:span text:style-name="T8"> efficient enemy pathfinding towards player</text:span></text:p>
            </text:list-item>
          </text:list>
        </text:list-item>
        <text:list-item>
          <text:p text:style-name="P19"><text:span text:style-name="T11">Files</text:span><text:span text:style-name="T1">:</text:span></text:p>
          <text:list>
            <text:list-item>
              <text:p text:style-name="P19"><text:span text:style-name="T1">.ini file loading –</text:span><text:span text:style-name="T11"> for config</text:span></text:p>
              <text:list>
                <text:list-item>
                  <text:p text:style-name="P23"><text:span text:style-name="T1">allows for </text:span><text:span text:style-name="T14">easy rempping of keys</text:span><text:span text:style-name="T1"> </text:span></text:p>
                </text:list-item>
              </text:list>
            </text:list-item>
          </text:list>
        </text:list-item>
        <text:list-item>
          <text:p text:style-name="P19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ucida Console" svg:font-family="'Lucida Console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URW Gothic" svg:font-family="'URW Gothic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ucida Console" fo:font-weight="normal" officeooo:rsid="001fbe81" officeooo:paragraph-rsid="002123f4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CS3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6:17:15.976880144</meta:creation-date>
    <dc:date>2017-12-12T09:40:28.888513007</dc:date>
    <meta:editing-duration>PT35M30S</meta:editing-duration>
    <meta:editing-cycles>68</meta:editing-cycles>
    <meta:generator>LibreOffice/5.3.7.2.0$Linux_X86_64 LibreOffice_project/30m0$Build-2</meta:generator>
    <meta:document-statistic meta:table-count="0" meta:image-count="0" meta:object-count="0" meta:page-count="1" meta:paragraph-count="39" meta:word-count="137" meta:character-count="723" meta:non-whitespace-character-count="645"/>
  </office:meta>
</office:document-meta>
</file>